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1d7e04" officeooo:paragraph-rsid="001d7e04"/>
    </style:style>
    <style:style style:name="P2" style:family="paragraph" style:parent-style-name="Standard">
      <style:text-properties officeooo:rsid="001f0042" officeooo:paragraph-rsid="001f0042"/>
    </style:style>
    <style:style style:name="P3" style:family="paragraph" style:parent-style-name="Standard">
      <style:text-properties officeooo:paragraph-rsid="001f0042"/>
    </style:style>
    <style:style style:name="T1" style:family="text">
      <style:text-properties officeooo:rsid="0017c585"/>
    </style:style>
    <style:style style:name="T2" style:family="text">
      <style:text-properties officeooo:rsid="00192993"/>
    </style:style>
    <style:style style:name="T3" style:family="text">
      <style:text-properties officeooo:rsid="001e668a"/>
    </style:style>
    <style:style style:name="T4" style:family="text">
      <style:text-properties officeooo:rsid="001f0042"/>
    </style:style>
    <style:style style:name="T5" style:family="text">
      <style:text-properties officeooo:rsid="002024f7"/>
    </style: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date style:data-style-name="N36" text:date-value="2023-11-29T19:36:55.948432870" text:fixed="true">29.11.2023</text:date></text:p>
      <text:p text:style-name="Standard"><text:span text:style-name="T1">Mobile DevOPS olmadan</text:span>:</text:p>
      <text:p text:style-name="Standard">• Esnek olmayan ve kırılgan <text:span text:style-name="T4">developer</text:span> ortamı</text:p>
      <text:p text:style-name="Standard">• QA ekibinin yeni sürümü onaylaması uzun zaman alı<text:span text:style-name="T4">r</text:span></text:p>
      <text:p text:style-name="P3">• <text:span text:style-name="T4">Release </text:span>uzun zaman alı<text:span text:style-name="T4">r</text:span></text:p>
      <text:p text:style-name="Standard">• Sürümlere ilişkin net bir sürecimiz veya sorumluluklar<text:span text:style-name="T4">ımız yoktur.</text:span></text:p>
      <text:p text:style-name="Standard">Mobile DevOps süreçlerinin tüm bu sorunları çözmesine yardımcı olabileceğini fark <text:span text:style-name="T4">ediyoruz</text:span><text:span text:style-name="T2">;</text:span></text:p>
      <text:p text:style-name="Standard">Aşağıdakiler de dahil olmak üzere Mobil DevOps'un kapsamı:</text:p>
      <text:p text:style-name="Standard">• Sorunları çözme ve sonuçları daha hızlı sunma</text:p>
      <text:p text:style-name="Standard">• Sonuç olarak işletmeniz daha <text:span text:style-name="T4">mobil</text:span> olacak</text:p>
      <text:p text:style-name="Standard">• Güven ve işbirliği oluştur<text:span text:style-name="T4">ur</text:span></text:p>
      <text:p text:style-name="Standard">• Otomasyondan inov<text:span text:style-name="T4">atif</text:span> sonuçlar</text:p>
      <text:p text:style-name="Standard">• Maliyetler ve riskler önemli ölçüde azalır</text:p>
      <text:p text:style-name="Standard">• Müşteri memnuniyetine odaklan<text:span text:style-name="T4">ır</text:span></text:p>
      <text:p text:style-name="Standard">• Daha hızlı <text:span text:style-name="T4">feedback </text:span>ve <text:span text:style-name="T4">release</text:span> süresi</text:p>
      <text:p text:style-name="Standard">• Doğru çözümü oluşturma becerisi geliştiri<text:span text:style-name="T4">r.</text:span></text:p>
      <text:p text:style-name="Standard">• Daha iyi ürün kalitesi.</text:p>
      <text:p text:style-name="Standard">• Daha güvenilir sürümler.</text:p>
      <text:p text:style-name="Standard">• Geliştirilmiş üretkenlik.</text:p>
      <text:p text:style-name="Standard">Mobil DevOps süreçleri işletmelerin sorunları daha hızlı çözmesine, daha çevik olmasına ve güven oluşturmasına yardımcı olabilir ve işbirliğini, maliyetleri ve riskleri azaltmayı, müşteri memnuniyetine odaklanmayı ve ürün kalitesini iyileştirmeyi, güvenilirlik, üretkenlik ve pazara sunma süresi<text:span text:style-name="T2">ni iyileştirir.</text:span></text:p>
      <text:p text:style-name="P1">03.12.2023</text:p>
      <text:p text:style-name="P1">Artık birçok şirket backend servisini (API'leri), web sitelerini veya mimarilerini oluşturmak, test etmek ve sunmak için DevOps'u kullanıyor.</text:p>
      <text:p text:style-name="P1">Mobil mühendislik bağlamında Mobile DevOps, daha hızlı yineleme döngüleri ve mobil developer, operasyon ve QA ekipleri arasındaki gelişmiş işbirliği yoluyla yüksek kaliteli uygulamaları pazara hızlı bir şekilde sunma yeteneğine odaklanan bir DevOps çeşididir. Mobile DevOps ve DevOps'un temel hedeflerinden biri, ekipler arasında otomasyon, işbirliği ve iletişim kurarak hızlı, yüksek kaliteli yazılım dağıtımını teşvik etmektir.</text:p>
      <text:p text:style-name="P1">DevOps, web siteleri ve arka uç hizmetleri gibi farklı yazılım veya uygulama türlerine odaklanır, ancak Mobile DevOps özellikle mobil uygulamalara odaklanır.</text:p>
      <text:p text:style-name="P1">Mobil uygulamaların desteklemesi gereken çok çeşitli cihaz türleri, işletim sistemi sürümleri ve ağ koşulları, genellikle dağıtım ortamlarını geleneksel yazılım veya uygulamalara göre daha karmaşık ve çeşitli hale getirir.</text:p>
      <text:p text:style-name="P1">Hem Mobile DevOps hem de Agile'da ekipler arasındaki işbirliği ve iletişime güçlü bir vurgu vardır ve her ikisi de yüksek kaliteli yazılım ürünlerini olabildiğince hızlı ve verimli bir şekilde oluşturmak için tekrarlanan görevleri otomatikleştirmenin önemini vurgular. Her ikisi de yüksek kaliteli yazılım ürünlerini olabildiğince hızlı ve verimli bir şekilde sunmanın önemini vurguluyor.</text:p>
      <text:p text:style-name="P1">Agile kısa development döngülerini vurgularken DevOps continuous delivery<text:span text:style-name="T3">(CD)</text:span> vurguluyor.</text:p>
      <text:p text:style-name="P1">** <text:span text:style-name="T4">Dev-Ops ile Mobile Dev-Ops arasındaki en temel fark mobile devops ile sürekli izleme ve test etme özelleği vardır. Bu izleme ile feedback’ler de alınarak hızlı müdahale ile kalite artırılır.</text:span></text:p>
      <text:p text:style-name="P2">Mobile Dev-Ops ile mobile-engineer devops engineer ve QA engineer kordineli çalışarak çok hızlı ve güvenilir release aşamasına geçilir. Aksi halde fazlaca conflict, bug gibi durumlar da çıkacağından aylarca kordinasyon eksikliğinin de olmasıyla release beklenir.</text:p>
      <text:p text:style-name="P2">Rekabetçi kalabilmek ve müşterilerin yüksek kaliteli mobil uygulamalara yönelik taleplerini karşılamak için <text:span text:style-name="T5">firmaların</text:span> Mobil DevOps'u benimsemesi gerekiy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8:37:14.514443543</meta:creation-date>
    <meta:generator>LibreOffice/7.3.7.2$Linux_X86_64 LibreOffice_project/30$Build-2</meta:generator>
    <dc:date>2023-12-03T21:46:34.617046203</dc:date>
    <meta:editing-duration>PT54M1S</meta:editing-duration>
    <meta:editing-cycles>5</meta:editing-cycles>
    <meta:document-statistic meta:table-count="0" meta:image-count="0" meta:object-count="0" meta:page-count="1" meta:paragraph-count="30" meta:word-count="413" meta:character-count="3118" meta:non-whitespace-character-count="2735"/>
  </office:meta>
</office:document-meta>
</file>